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Default"/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" calcext:value-type="float">
            <text:p>1.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64">
          <table:table-cell table:style-name="Default" table:number-columns-repeated="102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8:24:03.30782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0:06:24.824749722</meta:creation-date>
    <dc:date>2019-08-21T18:24:46.630921301</dc:date>
    <meta:editing-duration>PT6H47M11S</meta:editing-duration>
    <meta:editing-cycles>11</meta:editing-cycles>
    <meta:generator>LibreOffice/6.0.7.3$Linux_X86_64 LibreOffice_project/00m0$Build-3</meta:generator>
    <meta:document-statistic meta:table-count="1" meta:cell-count="4" meta:object-count="0"/>
  </office:meta>
</office:document-meta>
</file>